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0000001FCEE767D4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46cm" svg:height="13.44cm" svg:x="1cm" svg:y="1cm">
          <draw:image xlink:href="Pictures/1000000000000200000001FCEE767D4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6:23:16</dc:date>
    <meta:generator>NeoOffice/3.2015.7$Unix OpenOffice.org_project/</meta:generator>
    <meta:editing-duration>PT00H11M33S</meta:editing-duration>
    <meta:editing-cycles>19</meta:editing-cycles>
    <meta:document-statistic meta:object-count="1"/>
  </office:meta>
</office:document-meta>
</file>